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bottom="0.1390in" fo:text-align="center" fo:line-height="115%"/>
      <style:text-properties style:font-name="Times" fo:font-size="18.0pt"/>
    </style:style>
    <style:style style:name="P2" style:family="paragraph" style:parent-style-name="Standard">
      <style:paragraph-properties fo:margin-bottom="0.1390in" fo:text-align="center" fo:line-height="115%"/>
      <style:text-properties style:font-name="Times" fo:font-size="11.0pt"/>
    </style:style>
    <style:style style:name="P3" style:family="paragraph" style:parent-style-name="Standard">
      <style:paragraph-properties fo:margin-bottom="0.1390in" fo:line-height="115%"/>
      <style:text-properties style:font-name="Times" fo:font-size="12.0pt" fo:color="#0070c0"/>
    </style:style>
    <style:style style:name="P4" style:family="paragraph" style:parent-style-name="Standard">
      <style:paragraph-properties fo:margin-bottom="0.1390in" fo:line-height="115%"/>
      <style:text-properties style:font-name="Times" fo:font-size="11.0pt"/>
    </style:style>
    <style:style style:name="P5" style:family="paragraph" style:parent-style-name="Standard">
      <style:paragraph-properties fo:line-height="115%"/>
      <style:text-properties style:font-name="Times" fo:font-size="11.0pt"/>
    </style:style>
    <style:style style:name="P6" style:family="paragraph" style:parent-style-name="Standard">
      <style:paragraph-properties fo:margin-bottom="0.1390in" fo:margin-left="0.5000in" fo:text-indent="-0.5000in" fo:line-height="115%">
        <style:tab-stops>
          <style:tab-stop style:position="0.1528in"/>
          <style:tab-stop style:position="0.5000in"/>
        </style:tab-stops>
      </style:paragraph-properties>
      <style:text-properties style:font-name="Times" fo:font-size="11.0pt"/>
    </style:style>
    <style:style style:name="P7" style:family="paragraph" style:parent-style-name="Standard">
      <style:paragraph-properties fo:margin-bottom="0.1390in" fo:margin-left="0.5000in" fo:line-height="115%"/>
      <style:text-properties style:font-name="Times" fo:font-size="11.0pt"/>
    </style:style>
    <style:style style:name="P8" style:family="paragraph" style:parent-style-name="Standard">
      <style:paragraph-properties fo:margin-bottom="0.1390in" fo:line-height="115%"/>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fo:font-weight="bold" fo:font-weight-asian="bold" fo:font-weight-complex="bold" style:text-position="super 100%"/>
    </style:style>
    <style:style style:name="T4" style:family="text">
      <style:text-properties fo:font-size="11.0pt" fo:font-size-asian="11.0pt" fo:font-size-complex="11.0pt"/>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Mobile Development Assignment 4</text:span></text:p>
      <text:p text:style-name="P2"><text:span text:style-name="T2">Improve design of CRUD Web App</text:span></text:p>
      <text:p text:style-name="P2">This project will involve improving the user interface, user experience and overall design of a web app that interacts with a database on the server.</text:p>
      <text:p text:style-name="P2"/>
      <text:p text:style-name="P3"><text:span text:style-name="T1">Overview:</text:span></text:p>
      <text:p text:style-name="P4">You have built a VanArts scheduling app that allows a user to input their class schedule and show extra relevant details. The user is also able to edit and delete entries as well as add new ones.</text:p>
      <text:p text:style-name="P5"/>
      <text:p text:style-name="P5"/>
      <text:p text:style-name="P3"><text:span text:style-name="T1">Deliverables:</text:span></text:p>
      <text:list text:style-name="L1">
        <text:list-item>
          <text:p text:style-name="P6">The web app must feature a swipe function whereby the user can swipe their finger across the screen to enact something. What is enacted s up to you and using external libraries for this feature is encouraged.</text:p>
        </text:list-item>
        <text:list-item>
          <text:p text:style-name="P6">Your app must have its own icons.</text:p>
        </text:list-item>
        <text:list-item>
          <text:p text:style-name="P6">A one page document explaining your app design and how it is an improvement on the app.</text:p>
        </text:list-item>
        <text:list-item>
          <text:p text:style-name="P6">Don't just make the app pretty, improve it by making it more useul to the target market. Perhaps adding extra columns to the database for day details would help or improving the display of the schedule table.</text:p>
        </text:list-item>
        <text:list-item>
          <text:p text:style-name="P6">The app must be packaged into a PhoneGap Build app. Make sure to have the correct </text:p>
        </text:list-item>
      </text:list>
      <text:p text:style-name="P7"/>
      <text:p text:style-name="P3"><text:span text:style-name="T1">Submission Deadline:</text:span></text:p>
      <text:p text:style-name="P8"><text:span text:style-name="T1">Tuesday 21</text:span><text:span text:style-name="T3">th</text:span><text:span text:style-name="T1"><text:s/>of February 2017</text:span><text:span text:style-name="T4"><text:s/>before class. </text:span></text:p>
      <text:p text:style-name="P4"/>
      <text:p text:style-name="P3"><text:span text:style-name="T1">Marks Breakdown:</text:span></text:p>
      <text:p text:style-name="P4">This assignment will be graded based on the design and useability of the app as well as the inclusion of the swipe feature. Structure and commenting of the code will also garner more ma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76</meta:generator>
    <meta:initial-creator>James Finn</meta:initial-creator>
  </office:meta>
</office:document-meta>
</file>